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416f3" officeooo:paragraph-rsid="000416f3" style:font-size-asian="13.1000003814697pt" style:font-size-complex="15pt"/>
    </style:style>
    <style:style style:name="P2" style:family="paragraph" style:parent-style-name="Standard">
      <style:text-properties fo:font-size="15pt" officeooo:rsid="000416f3" officeooo:paragraph-rsid="0008cd20" style:font-size-asian="13.1000003814697pt" style:font-size-complex="15pt"/>
    </style:style>
    <style:style style:name="P3" style:family="paragraph" style:parent-style-name="Standard">
      <style:text-properties fo:font-size="15pt" officeooo:rsid="0005d63d" officeooo:paragraph-rsid="0008cd20" style:font-size-asian="13.1000003814697pt" style:font-size-complex="15pt"/>
    </style:style>
    <style:style style:name="T1" style:family="text">
      <style:text-properties officeooo:rsid="0005d63d"/>
    </style:style>
    <style:style style:name="T2" style:family="text">
      <style:text-properties officeooo:rsid="0008cd20"/>
    </style:style>
    <style:style style:name="T3" style:family="text">
      <style:text-properties officeooo:rsid="000a08a6"/>
    </style:style>
    <style:style style:name="T4" style:family="text">
      <style:text-properties officeooo:rsid="000c96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Sharing Knowledge = <text:span text:style-name="T1">Maret</text:span> – <text:span text:style-name="T1">2018</text:span></text:p>
      <text:p text:style-name="P2"><text:tab/><text:span text:style-name="T2">Merupkan kegiatan sharing yang dilakukan oleh alumni KSL kepada pengurus KSL.</text:span></text:p>
      <text:p text:style-name="P2"><text:span text:style-name="T2">2</text:span>. KSL magazine = April -</text:p>
      <text:p text:style-name="P2"><text:tab/><text:span text:style-name="T2">Merupakan kegiatan pembuatan poster setiap 2 minggu sekali yang berisi hal-hal yang berkaitan dengan dunia IT dan akan dipublikasikan melalui mediasosial KSL dan di pasang pada mading samping lab KSL</text:span></text:p>
      <text:p text:style-name="P1">3. KSL goes to school = April <text:span text:style-name="T1">2018</text:span></text:p>
      <text:p text:style-name="P2"><text:tab/><text:span text:style-name="T2">Merupakan kegiatan memperkenalkan distro linux kepada teman-teman di bangku sekolah menengah atas dan sederajat</text:span></text:p>
      <text:p text:style-name="P3"><text:span text:style-name="T2">4</text:span>. Repository GitHub = Maret – 2018</text:p>
      <text:p text:style-name="P3"><text:tab/><text:span text:style-name="T2">Pembuatan dan penambahan repository yang kami kira dibutuhkan oleh teman-teman mahasiswa pengguna linux</text:span></text:p>
      <text:p text:style-name="P1">5. Remastering HerOs <text:span text:style-name="T1">= Maret – 2018</text:span></text:p>
      <text:p text:style-name="P2"><text:span text:style-name="T2">6</text:span>. Open class = semester genap, September-Desember <text:span text:style-name="T1">2018</text:span></text:p>
      <text:p text:style-name="P1"><text:tab/><text:span text:style-name="T2">Merupakan sharing yang dilakukan oleh penguruh ksl terhadap siapa saja yan ingin belajar, baik dalam bidang program, jaringan maupun disain</text:span></text:p>
      <text:p text:style-name="P1"/>
      <text:p text:style-name="P1">Agenda wajib KSL</text:p>
      <text:p text:style-name="P1">1. SFD <text:span text:style-name="T4">(The country above the clouds)</text:span> = September <text:span text:style-name="T1">2018</text:span></text:p>
      <text:p text:style-name="P1"><text:tab/><text:span text:style-name="T2">acara yang diadakan KSL dalam memperingati hari gratis software(softwware freedom day). Baik itu berupa workshop, talkshow maupun seminar</text:span></text:p>
      <text:p text:style-name="P1">2. LDP = Januari/Februari 2019</text:p>
      <text:p text:style-name="P1"><text:tab/><text:span text:style-name="T3">kegiatan yang dilakukan KSL untuk menerima calon pengurus KSL diperiode berikutny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1T17:55:33.642830697</meta:creation-date>
    <dc:date>2018-03-12T14:34:31.014719583</dc:date>
    <meta:editing-duration>PT21M19S</meta:editing-duration>
    <meta:editing-cycles>5</meta:editing-cycles>
    <meta:generator>LibreOffice/6.0.0.3$Linux_X86_64 LibreOffice_project/64a0f66915f38c6217de274f0aa8e15618924765</meta:generator>
    <meta:document-statistic meta:table-count="0" meta:image-count="0" meta:object-count="0" meta:page-count="1" meta:paragraph-count="16" meta:word-count="175" meta:character-count="1174" meta:non-whitespace-character-count="1005"/>
  </office:meta>
</office:document-meta>
</file>